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D000000DDFB2D3267E205AB09.svm" manifest:media-type="image/x-svm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8197in" svg:x="6.876in" svg:y="0.8681in">
            <draw:object draw:notify-on-update-of-ranges="Sheet1.E1:Sheet1.E94 Sheet1.D1:Sheet1.D94 Sheet1.C1:Sheet1.C9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b</text:p>
          </table:table-cell>
          <table:table-cell table:formula="of:=[.A1]" office:value-type="float" office:value="1024" calcext:value-type="float">
            <text:p>1024</text:p>
          </table:table-cell>
          <table:table-cell office:value-type="float" office:value="469.376222" calcext:value-type="float">
            <text:p>469.376222</text:p>
          </table:table-cell>
          <table:table-cell table:formula="of:=COM.MICROSOFT.CONCAT(TEXT([.A1]; &quot;# &quot;); [.B1])" office:value-type="string" office:string-value="1024 b" calcext:value-type="string">
            <text:p>1024 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b</text:p>
          </table:table-cell>
          <table:table-cell table:formula="of:=[.A2] * 1024" office:value-type="float" office:value="2048" calcext:value-type="float">
            <text:p>2048</text:p>
          </table:table-cell>
          <table:table-cell office:value-type="float" office:value="469.379998" calcext:value-type="float">
            <text:p>469.379998</text:p>
          </table:table-cell>
          <table:table-cell table:formula="of:=COM.MICROSOFT.CONCAT(TEXT([.A2]; &quot;# &quot;); [.B2])" office:value-type="string" office:string-value="2 kb" calcext:value-type="string">
            <text:p>2 kb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b</text:p>
          </table:table-cell>
          <table:table-cell table:formula="of:=[.A3] * 1024" office:value-type="float" office:value="4096" calcext:value-type="float">
            <text:p>4096</text:p>
          </table:table-cell>
          <table:table-cell office:value-type="float" office:value="469.365806" calcext:value-type="float">
            <text:p>469.365806</text:p>
          </table:table-cell>
          <table:table-cell table:formula="of:=COM.MICROSOFT.CONCAT(TEXT([.A3]; &quot;# &quot;); [.B3])" office:value-type="string" office:string-value="4 kb" calcext:value-type="string">
            <text:p>4 k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b</text:p>
          </table:table-cell>
          <table:table-cell table:formula="of:=[.A4] * 1024" office:value-type="float" office:value="8192" calcext:value-type="float">
            <text:p>8192</text:p>
          </table:table-cell>
          <table:table-cell office:value-type="float" office:value="469.342891" calcext:value-type="float">
            <text:p>469.342891</text:p>
          </table:table-cell>
          <table:table-cell table:formula="of:=COM.MICROSOFT.CONCAT(TEXT([.A4]; &quot;# &quot;); [.B4])" office:value-type="string" office:string-value="8 kb" calcext:value-type="string">
            <text:p>8 kb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b</text:p>
          </table:table-cell>
          <table:table-cell table:formula="of:=[.A5] * 1024" office:value-type="float" office:value="16384" calcext:value-type="float">
            <text:p>16384</text:p>
          </table:table-cell>
          <table:table-cell office:value-type="float" office:value="469.380388" calcext:value-type="float">
            <text:p>469.380388</text:p>
          </table:table-cell>
          <table:table-cell table:formula="of:=COM.MICROSOFT.CONCAT(TEXT([.A5]; &quot;# &quot;); [.B5])" office:value-type="string" office:string-value="16 kb" calcext:value-type="string">
            <text:p>16 kb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b</text:p>
          </table:table-cell>
          <table:table-cell table:formula="of:=[.A6] * 1024" office:value-type="float" office:value="32768" calcext:value-type="float">
            <text:p>32768</text:p>
          </table:table-cell>
          <table:table-cell office:value-type="float" office:value="469.356822" calcext:value-type="float">
            <text:p>469.356822</text:p>
          </table:table-cell>
          <table:table-cell table:formula="of:=COM.MICROSOFT.CONCAT(TEXT([.A6]; &quot;# &quot;); [.B6])" office:value-type="string" office:string-value="32 kb" calcext:value-type="string">
            <text:p>32 kb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kb</text:p>
          </table:table-cell>
          <table:table-cell table:formula="of:=[.A7] * 1024" office:value-type="float" office:value="46080" calcext:value-type="float">
            <text:p>46080</text:p>
          </table:table-cell>
          <table:table-cell office:value-type="float" office:value="434.586966" calcext:value-type="float">
            <text:p>434.586966</text:p>
          </table:table-cell>
          <table:table-cell table:formula="of:=COM.MICROSOFT.CONCAT(TEXT([.A7]; &quot;# &quot;); [.B7])" office:value-type="string" office:string-value="45 kb" calcext:value-type="string">
            <text:p>45 kb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kb</text:p>
          </table:table-cell>
          <table:table-cell table:formula="of:=[.A8] * 1024" office:value-type="float" office:value="47104" calcext:value-type="float">
            <text:p>47104</text:p>
          </table:table-cell>
          <table:table-cell office:value-type="float" office:value="469.360321" calcext:value-type="float">
            <text:p>469.360321</text:p>
          </table:table-cell>
          <table:table-cell table:formula="of:=COM.MICROSOFT.CONCAT(TEXT([.A8]; &quot;# &quot;); [.B8])" office:value-type="string" office:string-value="46 kb" calcext:value-type="string">
            <text:p>46 kb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b</text:p>
          </table:table-cell>
          <table:table-cell table:formula="of:=[.A9] * 1024" office:value-type="float" office:value="48128" calcext:value-type="float">
            <text:p>48128</text:p>
          </table:table-cell>
          <table:table-cell office:value-type="float" office:value="469.356024" calcext:value-type="float">
            <text:p>469.356024</text:p>
          </table:table-cell>
          <table:table-cell table:formula="of:=COM.MICROSOFT.CONCAT(TEXT([.A9]; &quot;# &quot;); [.B9])" office:value-type="string" office:string-value="47 kb" calcext:value-type="string">
            <text:p>47 kb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kb</text:p>
          </table:table-cell>
          <table:table-cell table:formula="of:=[.A10] * 1024" office:value-type="float" office:value="49152" calcext:value-type="float">
            <text:p>49152</text:p>
          </table:table-cell>
          <table:table-cell office:value-type="float" office:value="469.348619" calcext:value-type="float">
            <text:p>469.348619</text:p>
          </table:table-cell>
          <table:table-cell table:formula="of:=COM.MICROSOFT.CONCAT(TEXT([.A10]; &quot;# &quot;); [.B10])" office:value-type="string" office:string-value="48 kb" calcext:value-type="string">
            <text:p>48 kb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kb</text:p>
          </table:table-cell>
          <table:table-cell table:formula="of:=[.A11] * 1024" office:value-type="float" office:value="50176" calcext:value-type="float">
            <text:p>50176</text:p>
          </table:table-cell>
          <table:table-cell office:value-type="float" office:value="325.458063" calcext:value-type="float">
            <text:p>325.458063</text:p>
          </table:table-cell>
          <table:table-cell table:formula="of:=COM.MICROSOFT.CONCAT(TEXT([.A11]; &quot;# &quot;); [.B11])" office:value-type="string" office:string-value="49 kb" calcext:value-type="string">
            <text:p>49 kb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b</text:p>
          </table:table-cell>
          <table:table-cell table:formula="of:=[.A12] * 1024" office:value-type="float" office:value="51200" calcext:value-type="float">
            <text:p>51200</text:p>
          </table:table-cell>
          <table:table-cell office:value-type="float" office:value="264.083299" calcext:value-type="float">
            <text:p>264.083299</text:p>
          </table:table-cell>
          <table:table-cell table:formula="of:=COM.MICROSOFT.CONCAT(TEXT([.A12]; &quot;# &quot;); [.B12])" office:value-type="string" office:string-value="50 kb" calcext:value-type="string">
            <text:p>50 kb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kb</text:p>
          </table:table-cell>
          <table:table-cell table:formula="of:=[.A13] * 1024" office:value-type="float" office:value="52224" calcext:value-type="float">
            <text:p>52224</text:p>
          </table:table-cell>
          <table:table-cell office:value-type="float" office:value="229.751843" calcext:value-type="float">
            <text:p>229.751843</text:p>
          </table:table-cell>
          <table:table-cell table:formula="of:=COM.MICROSOFT.CONCAT(TEXT([.A13]; &quot;# &quot;); [.B13])" office:value-type="string" office:string-value="51 kb" calcext:value-type="string">
            <text:p>51 kb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kb</text:p>
          </table:table-cell>
          <table:table-cell table:formula="of:=[.A14] * 1024" office:value-type="float" office:value="53248" calcext:value-type="float">
            <text:p>53248</text:p>
          </table:table-cell>
          <table:table-cell office:value-type="float" office:value="202.40452" calcext:value-type="float">
            <text:p>202.40452</text:p>
          </table:table-cell>
          <table:table-cell table:formula="of:=COM.MICROSOFT.CONCAT(TEXT([.A14]; &quot;# &quot;); [.B14])" office:value-type="string" office:string-value="52 kb" calcext:value-type="string">
            <text:p>52 kb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kb</text:p>
          </table:table-cell>
          <table:table-cell table:formula="of:=[.A15] * 1024" office:value-type="float" office:value="54272" calcext:value-type="float">
            <text:p>54272</text:p>
          </table:table-cell>
          <table:table-cell office:value-type="float" office:value="202.550828" calcext:value-type="float">
            <text:p>202.550828</text:p>
          </table:table-cell>
          <table:table-cell table:formula="of:=COM.MICROSOFT.CONCAT(TEXT([.A15]; &quot;# &quot;); [.B15])" office:value-type="string" office:string-value="53 kb" calcext:value-type="string">
            <text:p>53 kb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kb</text:p>
          </table:table-cell>
          <table:table-cell table:formula="of:=[.A16] * 1024" office:value-type="float" office:value="55296" calcext:value-type="float">
            <text:p>55296</text:p>
          </table:table-cell>
          <table:table-cell office:value-type="float" office:value="208.380287" calcext:value-type="float">
            <text:p>208.380287</text:p>
          </table:table-cell>
          <table:table-cell table:formula="of:=COM.MICROSOFT.CONCAT(TEXT([.A16]; &quot;# &quot;); [.B16])" office:value-type="string" office:string-value="54 kb" calcext:value-type="string">
            <text:p>54 kb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kb</text:p>
          </table:table-cell>
          <table:table-cell table:formula="of:=[.A17] * 1024" office:value-type="float" office:value="56320" calcext:value-type="float">
            <text:p>56320</text:p>
          </table:table-cell>
          <table:table-cell office:value-type="float" office:value="202.826471" calcext:value-type="float">
            <text:p>202.826471</text:p>
          </table:table-cell>
          <table:table-cell table:formula="of:=COM.MICROSOFT.CONCAT(TEXT([.A17]; &quot;# &quot;); [.B17])" office:value-type="string" office:string-value="55 kb" calcext:value-type="string">
            <text:p>55 kb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kb</text:p>
          </table:table-cell>
          <table:table-cell table:formula="of:=[.A18] * 1024" office:value-type="float" office:value="65536" calcext:value-type="float">
            <text:p>65536</text:p>
          </table:table-cell>
          <table:table-cell office:value-type="float" office:value="205.058549" calcext:value-type="float">
            <text:p>205.058549</text:p>
          </table:table-cell>
          <table:table-cell table:formula="of:=COM.MICROSOFT.CONCAT(TEXT([.A18]; &quot;# &quot;); [.B18])" office:value-type="string" office:string-value="64 kb" calcext:value-type="string">
            <text:p>64 kb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kb</text:p>
          </table:table-cell>
          <table:table-cell table:formula="of:=[.A19] * 1024" office:value-type="float" office:value="131072" calcext:value-type="float">
            <text:p>131072</text:p>
          </table:table-cell>
          <table:table-cell office:value-type="float" office:value="206.391416" calcext:value-type="float">
            <text:p>206.391416</text:p>
          </table:table-cell>
          <table:table-cell table:formula="of:=COM.MICROSOFT.CONCAT(TEXT([.A19]; &quot;# &quot;); [.B19])" office:value-type="string" office:string-value="128 kb" calcext:value-type="string">
            <text:p>128 kb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kb</text:p>
          </table:table-cell>
          <table:table-cell table:formula="of:=[.A20] * 1024" office:value-type="float" office:value="262144" calcext:value-type="float">
            <text:p>262144</text:p>
          </table:table-cell>
          <table:table-cell office:value-type="float" office:value="207.593781" calcext:value-type="float">
            <text:p>207.593781</text:p>
          </table:table-cell>
          <table:table-cell table:formula="of:=COM.MICROSOFT.CONCAT(TEXT([.A20]; &quot;# &quot;); [.B20])" office:value-type="string" office:string-value="256 kb" calcext:value-type="string">
            <text:p>256 kb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kb</text:p>
          </table:table-cell>
          <table:table-cell table:formula="of:=[.A21] * 1024" office:value-type="float" office:value="524288" calcext:value-type="float">
            <text:p>524288</text:p>
          </table:table-cell>
          <table:table-cell office:value-type="float" office:value="206.955541" calcext:value-type="float">
            <text:p>206.955541</text:p>
          </table:table-cell>
          <table:table-cell table:formula="of:=COM.MICROSOFT.CONCAT(TEXT([.A21]; &quot;# &quot;); [.B21])" office:value-type="string" office:string-value="512 kb" calcext:value-type="string">
            <text:p>512 kb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kb</text:p>
          </table:table-cell>
          <table:table-cell table:formula="of:=[.A22] * 1024" office:value-type="float" office:value="1048576" calcext:value-type="float">
            <text:p>1048576</text:p>
          </table:table-cell>
          <table:table-cell office:value-type="float" office:value="206.649935" calcext:value-type="float">
            <text:p>206.649935</text:p>
          </table:table-cell>
          <table:table-cell table:formula="of:=COM.MICROSOFT.CONCAT(TEXT([.A22]; &quot;# &quot;); [.B22])" office:value-type="string" office:string-value="1024 kb" calcext:value-type="string">
            <text:p>1024 kb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kb</text:p>
          </table:table-cell>
          <table:table-cell table:formula="of:=[.A23] * 1024" office:value-type="float" office:value="1048576" calcext:value-type="float">
            <text:p>1048576</text:p>
          </table:table-cell>
          <table:table-cell office:value-type="float" office:value="187.235489" calcext:value-type="float">
            <text:p>187.235489</text:p>
          </table:table-cell>
          <table:table-cell table:formula="of:=COM.MICROSOFT.CONCAT(TEXT([.A23]; &quot;# &quot;); [.B23])" office:value-type="string" office:string-value="1024 kb" calcext:value-type="string">
            <text:p>1024 kb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string" calcext:value-type="string">
            <text:p>mb</text:p>
          </table:table-cell>
          <table:table-cell table:formula="of:=[.A24] * 1024 * 1024" office:value-type="float" office:value="1310720" calcext:value-type="float">
            <text:p>1310720</text:p>
          </table:table-cell>
          <table:table-cell office:value-type="float" office:value="176.707657" calcext:value-type="float">
            <text:p>176.707657</text:p>
          </table:table-cell>
          <table:table-cell table:formula="of:=COM.MICROSOFT.CONCAT(TEXT([.A24]; &quot;# &quot;); [.B24])" office:value-type="string" office:string-value="1 mb" calcext:value-type="string">
            <text:p>1 mb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mb</text:p>
          </table:table-cell>
          <table:table-cell table:formula="of:=[.A25] * 1024 * 1024" office:value-type="float" office:value="1572864" calcext:value-type="float">
            <text:p>1572864</text:p>
          </table:table-cell>
          <table:table-cell office:value-type="float" office:value="165.991087" calcext:value-type="float">
            <text:p>165.991087</text:p>
          </table:table-cell>
          <table:table-cell table:formula="of:=COM.MICROSOFT.CONCAT(TEXT([.A25]; &quot;# &quot;); [.B25])" office:value-type="string" office:string-value="2 mb" calcext:value-type="string">
            <text:p>2 mb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string" calcext:value-type="string">
            <text:p>mb</text:p>
          </table:table-cell>
          <table:table-cell table:formula="of:=[.A26] * 1024 * 1024" office:value-type="float" office:value="1835008" calcext:value-type="float">
            <text:p>1835008</text:p>
          </table:table-cell>
          <table:table-cell office:value-type="float" office:value="155.06953" calcext:value-type="float">
            <text:p>155.06953</text:p>
          </table:table-cell>
          <table:table-cell table:formula="of:=COM.MICROSOFT.CONCAT(TEXT([.A26]; &quot;# &quot;); [.B26])" office:value-type="string" office:string-value="2 mb" calcext:value-type="string">
            <text:p>2 m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b</text:p>
          </table:table-cell>
          <table:table-cell table:formula="of:=[.A27] * 1024 * 1024" office:value-type="float" office:value="2097152" calcext:value-type="float">
            <text:p>2097152</text:p>
          </table:table-cell>
          <table:table-cell office:value-type="float" office:value="133.698663" calcext:value-type="float">
            <text:p>133.698663</text:p>
          </table:table-cell>
          <table:table-cell table:formula="of:=COM.MICROSOFT.CONCAT(TEXT([.A27]; &quot;# &quot;); [.B27])" office:value-type="string" office:string-value="2 mb" calcext:value-type="string">
            <text:p>2 m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b</text:p>
          </table:table-cell>
          <table:table-cell table:formula="of:=[.A28] * 1024 * 1024" office:value-type="float" office:value="2097152" calcext:value-type="float">
            <text:p>2097152</text:p>
          </table:table-cell>
          <table:table-cell office:value-type="float" office:value="143.251922" calcext:value-type="float">
            <text:p>143.251922</text:p>
          </table:table-cell>
          <table:table-cell table:formula="of:=COM.MICROSOFT.CONCAT(TEXT([.A28]; &quot;# &quot;); [.B28])" office:value-type="string" office:string-value="2 mb" calcext:value-type="string">
            <text:p>2 mb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string" calcext:value-type="string">
            <text:p>mb</text:p>
          </table:table-cell>
          <table:table-cell table:formula="of:=[.A29] * 1024 * 1024" office:value-type="float" office:value="2359296" calcext:value-type="float">
            <text:p>2359296</text:p>
          </table:table-cell>
          <table:table-cell office:value-type="float" office:value="124.225471" calcext:value-type="float">
            <text:p>124.225471</text:p>
          </table:table-cell>
          <table:table-cell table:formula="of:=COM.MICROSOFT.CONCAT(TEXT([.A29]; &quot;# &quot;); [.B29])" office:value-type="string" office:string-value="2 mb" calcext:value-type="string">
            <text:p>2 mb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mb</text:p>
          </table:table-cell>
          <table:table-cell table:formula="of:=[.A30] * 1024 * 1024" office:value-type="float" office:value="2621440" calcext:value-type="float">
            <text:p>2621440</text:p>
          </table:table-cell>
          <table:table-cell office:value-type="float" office:value="115.44454" calcext:value-type="float">
            <text:p>115.44454</text:p>
          </table:table-cell>
          <table:table-cell table:formula="of:=COM.MICROSOFT.CONCAT(TEXT([.A30]; &quot;# &quot;); [.B30])" office:value-type="string" office:string-value="3 mb" calcext:value-type="string">
            <text:p>3 mb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string" calcext:value-type="string">
            <text:p>mb</text:p>
          </table:table-cell>
          <table:table-cell table:formula="of:=[.A31] * 1024 * 1024" office:value-type="float" office:value="2883584" calcext:value-type="float">
            <text:p>2883584</text:p>
          </table:table-cell>
          <table:table-cell office:value-type="float" office:value="109.853982" calcext:value-type="float">
            <text:p>109.853982</text:p>
          </table:table-cell>
          <table:table-cell table:formula="of:=COM.MICROSOFT.CONCAT(TEXT([.A31]; &quot;# &quot;); [.B31])" office:value-type="string" office:string-value="3 mb" calcext:value-type="string">
            <text:p>3 m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b</text:p>
          </table:table-cell>
          <table:table-cell table:formula="of:=[.A32] * 1024 * 1024" office:value-type="float" office:value="3145728" calcext:value-type="float">
            <text:p>3145728</text:p>
          </table:table-cell>
          <table:table-cell office:value-type="float" office:value="106.01646" calcext:value-type="float">
            <text:p>106.01646</text:p>
          </table:table-cell>
          <table:table-cell table:formula="of:=COM.MICROSOFT.CONCAT(TEXT([.A32]; &quot;# &quot;); [.B32])" office:value-type="string" office:string-value="3 mb" calcext:value-type="string">
            <text:p>3 mb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string" calcext:value-type="string">
            <text:p>mb</text:p>
          </table:table-cell>
          <table:table-cell table:formula="of:=[.A33] * 1024 * 1024" office:value-type="float" office:value="3407872" calcext:value-type="float">
            <text:p>3407872</text:p>
          </table:table-cell>
          <table:table-cell office:value-type="float" office:value="103.771009" calcext:value-type="float">
            <text:p>103.771009</text:p>
          </table:table-cell>
          <table:table-cell table:formula="of:=COM.MICROSOFT.CONCAT(TEXT([.A33]; &quot;# &quot;); [.B33])" office:value-type="string" office:string-value="3 mb" calcext:value-type="string">
            <text:p>3 mb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mb</text:p>
          </table:table-cell>
          <table:table-cell table:formula="of:=[.A34] * 1024 * 1024" office:value-type="float" office:value="3670016" calcext:value-type="float">
            <text:p>3670016</text:p>
          </table:table-cell>
          <table:table-cell office:value-type="float" office:value="103.056145" calcext:value-type="float">
            <text:p>103.056145</text:p>
          </table:table-cell>
          <table:table-cell table:formula="of:=COM.MICROSOFT.CONCAT(TEXT([.A34]; &quot;# &quot;); [.B34])" office:value-type="string" office:string-value="4 mb" calcext:value-type="string">
            <text:p>4 mb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string" calcext:value-type="string">
            <text:p>mb</text:p>
          </table:table-cell>
          <table:table-cell table:formula="of:=[.A35] * 1024 * 1024" office:value-type="float" office:value="3932160" calcext:value-type="float">
            <text:p>3932160</text:p>
          </table:table-cell>
          <table:table-cell office:value-type="float" office:value="102.698394" calcext:value-type="float">
            <text:p>102.698394</text:p>
          </table:table-cell>
          <table:table-cell table:formula="of:=COM.MICROSOFT.CONCAT(TEXT([.A35]; &quot;# &quot;); [.B35])" office:value-type="string" office:string-value="4 mb" calcext:value-type="string">
            <text:p>4 mb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b</text:p>
          </table:table-cell>
          <table:table-cell table:formula="of:=[.A36] * 1024 * 1024" office:value-type="float" office:value="4194304" calcext:value-type="float">
            <text:p>4194304</text:p>
          </table:table-cell>
          <table:table-cell office:value-type="float" office:value="102.469977" calcext:value-type="float">
            <text:p>102.469977</text:p>
          </table:table-cell>
          <table:table-cell table:formula="of:=COM.MICROSOFT.CONCAT(TEXT([.A36]; &quot;# &quot;); [.B36])" office:value-type="string" office:string-value="4 mb" calcext:value-type="string">
            <text:p>4 mb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b</text:p>
          </table:table-cell>
          <table:table-cell table:formula="of:=[.A37] * 1024 * 1024" office:value-type="float" office:value="4194304" calcext:value-type="float">
            <text:p>4194304</text:p>
          </table:table-cell>
          <table:table-cell office:value-type="float" office:value="103.304853" calcext:value-type="float">
            <text:p>103.304853</text:p>
          </table:table-cell>
          <table:table-cell table:formula="of:=COM.MICROSOFT.CONCAT(TEXT([.A37]; &quot;# &quot;); [.B37])" office:value-type="string" office:string-value="4 mb" calcext:value-type="string">
            <text:p>4 m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b</text:p>
          </table:table-cell>
          <table:table-cell table:formula="of:=[.A38] * 1024 * 1024" office:value-type="float" office:value="8388608" calcext:value-type="float">
            <text:p>8388608</text:p>
          </table:table-cell>
          <table:table-cell office:value-type="float" office:value="102.545396" calcext:value-type="float">
            <text:p>102.545396</text:p>
          </table:table-cell>
          <table:table-cell table:formula="of:=COM.MICROSOFT.CONCAT(TEXT([.A38]; &quot;# &quot;); [.B38])" office:value-type="string" office:string-value="8 mb" calcext:value-type="string">
            <text:p>8 mb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b</text:p>
          </table:table-cell>
          <table:table-cell table:formula="of:=[.A39] * 1024 * 1024" office:value-type="float" office:value="16777216" calcext:value-type="float">
            <text:p>16777216</text:p>
          </table:table-cell>
          <table:table-cell office:value-type="float" office:value="91.512815" calcext:value-type="float">
            <text:p>91.512815</text:p>
          </table:table-cell>
          <table:table-cell table:formula="of:=COM.MICROSOFT.CONCAT(TEXT([.A39]; &quot;# &quot;); [.B39])" office:value-type="string" office:string-value="16 mb" calcext:value-type="string">
            <text:p>16 mb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b</text:p>
          </table:table-cell>
          <table:table-cell table:formula="of:=[.A40] * 1024 * 1024" office:value-type="float" office:value="16777216" calcext:value-type="float">
            <text:p>16777216</text:p>
          </table:table-cell>
          <table:table-cell office:value-type="float" office:value="90.593449" calcext:value-type="float">
            <text:p>90.593449</text:p>
          </table:table-cell>
          <table:table-cell table:formula="of:=COM.MICROSOFT.CONCAT(TEXT([.A40]; &quot;# &quot;); [.B40])" office:value-type="string" office:string-value="16 mb" calcext:value-type="string">
            <text:p>16 mb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b</text:p>
          </table:table-cell>
          <table:table-cell table:formula="of:=[.A41] * 1024 * 1024" office:value-type="float" office:value="17825792" calcext:value-type="float">
            <text:p>17825792</text:p>
          </table:table-cell>
          <table:table-cell office:value-type="float" office:value="87.127219" calcext:value-type="float">
            <text:p>87.127219</text:p>
          </table:table-cell>
          <table:table-cell table:formula="of:=COM.MICROSOFT.CONCAT(TEXT([.A41]; &quot;# &quot;); [.B41])" office:value-type="string" office:string-value="17 mb" calcext:value-type="string">
            <text:p>17 mb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b</text:p>
          </table:table-cell>
          <table:table-cell table:formula="of:=[.A42] * 1024 * 1024" office:value-type="float" office:value="18874368" calcext:value-type="float">
            <text:p>18874368</text:p>
          </table:table-cell>
          <table:table-cell office:value-type="float" office:value="83.990522" calcext:value-type="float">
            <text:p>83.990522</text:p>
          </table:table-cell>
          <table:table-cell table:formula="of:=COM.MICROSOFT.CONCAT(TEXT([.A42]; &quot;# &quot;); [.B42])" office:value-type="string" office:string-value="18 mb" calcext:value-type="string">
            <text:p>18 mb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b</text:p>
          </table:table-cell>
          <table:table-cell table:formula="of:=[.A43] * 1024 * 1024" office:value-type="float" office:value="19922944" calcext:value-type="float">
            <text:p>19922944</text:p>
          </table:table-cell>
          <table:table-cell office:value-type="float" office:value="80.869738" calcext:value-type="float">
            <text:p>80.869738</text:p>
          </table:table-cell>
          <table:table-cell table:formula="of:=COM.MICROSOFT.CONCAT(TEXT([.A43]; &quot;# &quot;); [.B43])" office:value-type="string" office:string-value="19 mb" calcext:value-type="string">
            <text:p>19 mb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b</text:p>
          </table:table-cell>
          <table:table-cell table:formula="of:=[.A44] * 1024 * 1024" office:value-type="float" office:value="20971520" calcext:value-type="float">
            <text:p>20971520</text:p>
          </table:table-cell>
          <table:table-cell office:value-type="float" office:value="77.039698" calcext:value-type="float">
            <text:p>77.039698</text:p>
          </table:table-cell>
          <table:table-cell table:formula="of:=COM.MICROSOFT.CONCAT(TEXT([.A44]; &quot;# &quot;); [.B44])" office:value-type="string" office:string-value="20 mb" calcext:value-type="string">
            <text:p>20 mb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b</text:p>
          </table:table-cell>
          <table:table-cell table:formula="of:=[.A45] * 1024 * 1024" office:value-type="float" office:value="22020096" calcext:value-type="float">
            <text:p>22020096</text:p>
          </table:table-cell>
          <table:table-cell office:value-type="float" office:value="73.699348" calcext:value-type="float">
            <text:p>73.699348</text:p>
          </table:table-cell>
          <table:table-cell table:formula="of:=COM.MICROSOFT.CONCAT(TEXT([.A45]; &quot;# &quot;); [.B45])" office:value-type="string" office:string-value="21 mb" calcext:value-type="string">
            <text:p>21 mb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b</text:p>
          </table:table-cell>
          <table:table-cell table:formula="of:=[.A46] * 1024 * 1024" office:value-type="float" office:value="23068672" calcext:value-type="float">
            <text:p>23068672</text:p>
          </table:table-cell>
          <table:table-cell office:value-type="float" office:value="71.171263" calcext:value-type="float">
            <text:p>71.171263</text:p>
          </table:table-cell>
          <table:table-cell table:formula="of:=COM.MICROSOFT.CONCAT(TEXT([.A46]; &quot;# &quot;); [.B46])" office:value-type="string" office:string-value="22 mb" calcext:value-type="string">
            <text:p>22 mb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b</text:p>
          </table:table-cell>
          <table:table-cell table:formula="of:=[.A47] * 1024 * 1024" office:value-type="float" office:value="24117248" calcext:value-type="float">
            <text:p>24117248</text:p>
          </table:table-cell>
          <table:table-cell office:value-type="float" office:value="67.322392" calcext:value-type="float">
            <text:p>67.322392</text:p>
          </table:table-cell>
          <table:table-cell table:formula="of:=COM.MICROSOFT.CONCAT(TEXT([.A47]; &quot;# &quot;); [.B47])" office:value-type="string" office:string-value="23 mb" calcext:value-type="string">
            <text:p>23 mb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b</text:p>
          </table:table-cell>
          <table:table-cell table:formula="of:=[.A48] * 1024 * 1024" office:value-type="float" office:value="25165824" calcext:value-type="float">
            <text:p>25165824</text:p>
          </table:table-cell>
          <table:table-cell office:value-type="float" office:value="64.83174" calcext:value-type="float">
            <text:p>64.83174</text:p>
          </table:table-cell>
          <table:table-cell table:formula="of:=COM.MICROSOFT.CONCAT(TEXT([.A48]; &quot;# &quot;); [.B48])" office:value-type="string" office:string-value="24 mb" calcext:value-type="string">
            <text:p>24 mb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b</text:p>
          </table:table-cell>
          <table:table-cell table:formula="of:=[.A49] * 1024 * 1024" office:value-type="float" office:value="26214400" calcext:value-type="float">
            <text:p>26214400</text:p>
          </table:table-cell>
          <table:table-cell office:value-type="float" office:value="62.391506" calcext:value-type="float">
            <text:p>62.391506</text:p>
          </table:table-cell>
          <table:table-cell table:formula="of:=COM.MICROSOFT.CONCAT(TEXT([.A49]; &quot;# &quot;); [.B49])" office:value-type="string" office:string-value="25 mb" calcext:value-type="string">
            <text:p>25 mb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b</text:p>
          </table:table-cell>
          <table:table-cell table:formula="of:=[.A50] * 1024 * 1024" office:value-type="float" office:value="27262976" calcext:value-type="float">
            <text:p>27262976</text:p>
          </table:table-cell>
          <table:table-cell office:value-type="float" office:value="59.914055" calcext:value-type="float">
            <text:p>59.914055</text:p>
          </table:table-cell>
          <table:table-cell table:formula="of:=COM.MICROSOFT.CONCAT(TEXT([.A50]; &quot;# &quot;); [.B50])" office:value-type="string" office:string-value="26 mb" calcext:value-type="string">
            <text:p>26 mb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b</text:p>
          </table:table-cell>
          <table:table-cell table:formula="of:=[.A51] * 1024 * 1024" office:value-type="float" office:value="28311552" calcext:value-type="float">
            <text:p>28311552</text:p>
          </table:table-cell>
          <table:table-cell office:value-type="float" office:value="57.745519" calcext:value-type="float">
            <text:p>57.745519</text:p>
          </table:table-cell>
          <table:table-cell table:formula="of:=COM.MICROSOFT.CONCAT(TEXT([.A51]; &quot;# &quot;); [.B51])" office:value-type="string" office:string-value="27 mb" calcext:value-type="string">
            <text:p>27 mb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b</text:p>
          </table:table-cell>
          <table:table-cell table:formula="of:=[.A52] * 1024 * 1024" office:value-type="float" office:value="29360128" calcext:value-type="float">
            <text:p>29360128</text:p>
          </table:table-cell>
          <table:table-cell office:value-type="float" office:value="56.138911" calcext:value-type="float">
            <text:p>56.138911</text:p>
          </table:table-cell>
          <table:table-cell table:formula="of:=COM.MICROSOFT.CONCAT(TEXT([.A52]; &quot;# &quot;); [.B52])" office:value-type="string" office:string-value="28 mb" calcext:value-type="string">
            <text:p>28 mb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b</text:p>
          </table:table-cell>
          <table:table-cell table:formula="of:=[.A53] * 1024 * 1024" office:value-type="float" office:value="30408704" calcext:value-type="float">
            <text:p>30408704</text:p>
          </table:table-cell>
          <table:table-cell office:value-type="float" office:value="53.853488" calcext:value-type="float">
            <text:p>53.853488</text:p>
          </table:table-cell>
          <table:table-cell table:formula="of:=COM.MICROSOFT.CONCAT(TEXT([.A53]; &quot;# &quot;); [.B53])" office:value-type="string" office:string-value="29 mb" calcext:value-type="string">
            <text:p>29 mb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b</text:p>
          </table:table-cell>
          <table:table-cell table:formula="of:=[.A54] * 1024 * 1024" office:value-type="float" office:value="31457280" calcext:value-type="float">
            <text:p>31457280</text:p>
          </table:table-cell>
          <table:table-cell office:value-type="float" office:value="52.007406" calcext:value-type="float">
            <text:p>52.007406</text:p>
          </table:table-cell>
          <table:table-cell table:formula="of:=COM.MICROSOFT.CONCAT(TEXT([.A54]; &quot;# &quot;); [.B54])" office:value-type="string" office:string-value="30 mb" calcext:value-type="string">
            <text:p>30 mb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b</text:p>
          </table:table-cell>
          <table:table-cell table:formula="of:=[.A55] * 1024 * 1024" office:value-type="float" office:value="32505856" calcext:value-type="float">
            <text:p>32505856</text:p>
          </table:table-cell>
          <table:table-cell office:value-type="float" office:value="50.232127" calcext:value-type="float">
            <text:p>50.232127</text:p>
          </table:table-cell>
          <table:table-cell table:formula="of:=COM.MICROSOFT.CONCAT(TEXT([.A55]; &quot;# &quot;); [.B55])" office:value-type="string" office:string-value="31 mb" calcext:value-type="string">
            <text:p>31 mb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b</text:p>
          </table:table-cell>
          <table:table-cell table:formula="of:=[.A56] * 1024 * 1024" office:value-type="float" office:value="33554432" calcext:value-type="float">
            <text:p>33554432</text:p>
          </table:table-cell>
          <table:table-cell office:value-type="float" office:value="49.21198" calcext:value-type="float">
            <text:p>49.21198</text:p>
          </table:table-cell>
          <table:table-cell table:formula="of:=COM.MICROSOFT.CONCAT(TEXT([.A56]; &quot;# &quot;); [.B56])" office:value-type="string" office:string-value="32 mb" calcext:value-type="string">
            <text:p>32 mb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b</text:p>
          </table:table-cell>
          <table:table-cell table:formula="of:=[.A57] * 1024 * 1024" office:value-type="float" office:value="33554432" calcext:value-type="float">
            <text:p>33554432</text:p>
          </table:table-cell>
          <table:table-cell office:value-type="float" office:value="48.208645" calcext:value-type="float">
            <text:p>48.208645</text:p>
          </table:table-cell>
          <table:table-cell table:formula="of:=COM.MICROSOFT.CONCAT(TEXT([.A57]; &quot;# &quot;); [.B57])" office:value-type="string" office:string-value="32 mb" calcext:value-type="string">
            <text:p>32 mb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b</text:p>
          </table:table-cell>
          <table:table-cell table:formula="of:=[.A58] * 1024 * 1024" office:value-type="float" office:value="34603008" calcext:value-type="float">
            <text:p>34603008</text:p>
          </table:table-cell>
          <table:table-cell office:value-type="float" office:value="48.246018" calcext:value-type="float">
            <text:p>48.246018</text:p>
          </table:table-cell>
          <table:table-cell table:formula="of:=COM.MICROSOFT.CONCAT(TEXT([.A58]; &quot;# &quot;); [.B58])" office:value-type="string" office:string-value="33 mb" calcext:value-type="string">
            <text:p>33 mb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b</text:p>
          </table:table-cell>
          <table:table-cell table:formula="of:=[.A59] * 1024 * 1024" office:value-type="float" office:value="35651584" calcext:value-type="float">
            <text:p>35651584</text:p>
          </table:table-cell>
          <table:table-cell office:value-type="float" office:value="46.863075" calcext:value-type="float">
            <text:p>46.863075</text:p>
          </table:table-cell>
          <table:table-cell table:formula="of:=COM.MICROSOFT.CONCAT(TEXT([.A59]; &quot;# &quot;); [.B59])" office:value-type="string" office:string-value="34 mb" calcext:value-type="string">
            <text:p>34 mb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b</text:p>
          </table:table-cell>
          <table:table-cell table:formula="of:=[.A60] * 1024 * 1024" office:value-type="float" office:value="36700160" calcext:value-type="float">
            <text:p>36700160</text:p>
          </table:table-cell>
          <table:table-cell office:value-type="float" office:value="46.780447" calcext:value-type="float">
            <text:p>46.780447</text:p>
          </table:table-cell>
          <table:table-cell table:formula="of:=COM.MICROSOFT.CONCAT(TEXT([.A60]; &quot;# &quot;); [.B60])" office:value-type="string" office:string-value="35 mb" calcext:value-type="string">
            <text:p>35 mb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b</text:p>
          </table:table-cell>
          <table:table-cell table:formula="of:=[.A61] * 1024 * 1024" office:value-type="float" office:value="37748736" calcext:value-type="float">
            <text:p>37748736</text:p>
          </table:table-cell>
          <table:table-cell office:value-type="float" office:value="46.130422" calcext:value-type="float">
            <text:p>46.130422</text:p>
          </table:table-cell>
          <table:table-cell table:formula="of:=COM.MICROSOFT.CONCAT(TEXT([.A61]; &quot;# &quot;); [.B61])" office:value-type="string" office:string-value="36 mb" calcext:value-type="string">
            <text:p>36 mb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b</text:p>
          </table:table-cell>
          <table:table-cell table:formula="of:=[.A62] * 1024 * 1024" office:value-type="float" office:value="38797312" calcext:value-type="float">
            <text:p>38797312</text:p>
          </table:table-cell>
          <table:table-cell office:value-type="float" office:value="45.442787" calcext:value-type="float">
            <text:p>45.442787</text:p>
          </table:table-cell>
          <table:table-cell table:formula="of:=COM.MICROSOFT.CONCAT(TEXT([.A62]; &quot;# &quot;); [.B62])" office:value-type="string" office:string-value="37 mb" calcext:value-type="string">
            <text:p>37 mb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b</text:p>
          </table:table-cell>
          <table:table-cell table:formula="of:=[.A63] * 1024 * 1024" office:value-type="float" office:value="39845888" calcext:value-type="float">
            <text:p>39845888</text:p>
          </table:table-cell>
          <table:table-cell office:value-type="float" office:value="44.331108" calcext:value-type="float">
            <text:p>44.331108</text:p>
          </table:table-cell>
          <table:table-cell table:formula="of:=COM.MICROSOFT.CONCAT(TEXT([.A63]; &quot;# &quot;); [.B63])" office:value-type="string" office:string-value="38 mb" calcext:value-type="string">
            <text:p>38 mb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b</text:p>
          </table:table-cell>
          <table:table-cell table:formula="of:=[.A64] * 1024 * 1024" office:value-type="float" office:value="40894464" calcext:value-type="float">
            <text:p>40894464</text:p>
          </table:table-cell>
          <table:table-cell office:value-type="float" office:value="43.477579" calcext:value-type="float">
            <text:p>43.477579</text:p>
          </table:table-cell>
          <table:table-cell table:formula="of:=COM.MICROSOFT.CONCAT(TEXT([.A64]; &quot;# &quot;); [.B64])" office:value-type="string" office:string-value="39 mb" calcext:value-type="string">
            <text:p>39 mb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b</text:p>
          </table:table-cell>
          <table:table-cell table:formula="of:=[.A65] * 1024 * 1024" office:value-type="float" office:value="41943040" calcext:value-type="float">
            <text:p>41943040</text:p>
          </table:table-cell>
          <table:table-cell office:value-type="float" office:value="43.231689" calcext:value-type="float">
            <text:p>43.231689</text:p>
          </table:table-cell>
          <table:table-cell table:formula="of:=COM.MICROSOFT.CONCAT(TEXT([.A65]; &quot;# &quot;); [.B65])" office:value-type="string" office:string-value="40 mb" calcext:value-type="string">
            <text:p>40 mb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b</text:p>
          </table:table-cell>
          <table:table-cell table:formula="of:=[.A66] * 1024 * 1024" office:value-type="float" office:value="42991616" calcext:value-type="float">
            <text:p>42991616</text:p>
          </table:table-cell>
          <table:table-cell office:value-type="float" office:value="43.02855" calcext:value-type="float">
            <text:p>43.02855</text:p>
          </table:table-cell>
          <table:table-cell table:formula="of:=COM.MICROSOFT.CONCAT(TEXT([.A66]; &quot;# &quot;); [.B66])" office:value-type="string" office:string-value="41 mb" calcext:value-type="string">
            <text:p>41 mb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b</text:p>
          </table:table-cell>
          <table:table-cell table:formula="of:=[.A67] * 1024 * 1024" office:value-type="float" office:value="44040192" calcext:value-type="float">
            <text:p>44040192</text:p>
          </table:table-cell>
          <table:table-cell office:value-type="float" office:value="42.21746" calcext:value-type="float">
            <text:p>42.21746</text:p>
          </table:table-cell>
          <table:table-cell table:formula="of:=COM.MICROSOFT.CONCAT(TEXT([.A67]; &quot;# &quot;); [.B67])" office:value-type="string" office:string-value="42 mb" calcext:value-type="string">
            <text:p>42 mb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b</text:p>
          </table:table-cell>
          <table:table-cell table:formula="of:=[.A68] * 1024 * 1024" office:value-type="float" office:value="45088768" calcext:value-type="float">
            <text:p>45088768</text:p>
          </table:table-cell>
          <table:table-cell office:value-type="float" office:value="41.701238" calcext:value-type="float">
            <text:p>41.701238</text:p>
          </table:table-cell>
          <table:table-cell table:formula="of:=COM.MICROSOFT.CONCAT(TEXT([.A68]; &quot;# &quot;); [.B68])" office:value-type="string" office:string-value="43 mb" calcext:value-type="string">
            <text:p>43 mb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b</text:p>
          </table:table-cell>
          <table:table-cell table:formula="of:=[.A69] * 1024 * 1024" office:value-type="float" office:value="46137344" calcext:value-type="float">
            <text:p>46137344</text:p>
          </table:table-cell>
          <table:table-cell office:value-type="float" office:value="41.924031" calcext:value-type="float">
            <text:p>41.924031</text:p>
          </table:table-cell>
          <table:table-cell table:formula="of:=COM.MICROSOFT.CONCAT(TEXT([.A69]; &quot;# &quot;); [.B69])" office:value-type="string" office:string-value="44 mb" calcext:value-type="string">
            <text:p>44 mb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b</text:p>
          </table:table-cell>
          <table:table-cell table:formula="of:=[.A70] * 1024 * 1024" office:value-type="float" office:value="47185920" calcext:value-type="float">
            <text:p>47185920</text:p>
          </table:table-cell>
          <table:table-cell office:value-type="float" office:value="40.746356" calcext:value-type="float">
            <text:p>40.746356</text:p>
          </table:table-cell>
          <table:table-cell table:formula="of:=COM.MICROSOFT.CONCAT(TEXT([.A70]; &quot;# &quot;); [.B70])" office:value-type="string" office:string-value="45 mb" calcext:value-type="string">
            <text:p>45 mb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b</text:p>
          </table:table-cell>
          <table:table-cell table:formula="of:=[.A71] * 1024 * 1024" office:value-type="float" office:value="48234496" calcext:value-type="float">
            <text:p>48234496</text:p>
          </table:table-cell>
          <table:table-cell office:value-type="float" office:value="40.49932" calcext:value-type="float">
            <text:p>40.49932</text:p>
          </table:table-cell>
          <table:table-cell table:formula="of:=COM.MICROSOFT.CONCAT(TEXT([.A71]; &quot;# &quot;); [.B71])" office:value-type="string" office:string-value="46 mb" calcext:value-type="string">
            <text:p>46 mb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b</text:p>
          </table:table-cell>
          <table:table-cell table:formula="of:=[.A72] * 1024 * 1024" office:value-type="float" office:value="49283072" calcext:value-type="float">
            <text:p>49283072</text:p>
          </table:table-cell>
          <table:table-cell office:value-type="float" office:value="40.25463" calcext:value-type="float">
            <text:p>40.25463</text:p>
          </table:table-cell>
          <table:table-cell table:formula="of:=COM.MICROSOFT.CONCAT(TEXT([.A72]; &quot;# &quot;); [.B72])" office:value-type="string" office:string-value="47 mb" calcext:value-type="string">
            <text:p>47 mb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b</text:p>
          </table:table-cell>
          <table:table-cell table:formula="of:=[.A73] * 1024 * 1024" office:value-type="float" office:value="50331648" calcext:value-type="float">
            <text:p>50331648</text:p>
          </table:table-cell>
          <table:table-cell office:value-type="float" office:value="39.691805" calcext:value-type="float">
            <text:p>39.691805</text:p>
          </table:table-cell>
          <table:table-cell table:formula="of:=COM.MICROSOFT.CONCAT(TEXT([.A73]; &quot;# &quot;); [.B73])" office:value-type="string" office:string-value="48 mb" calcext:value-type="string">
            <text:p>48 mb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b</text:p>
          </table:table-cell>
          <table:table-cell table:formula="of:=[.A74] * 1024 * 1024" office:value-type="float" office:value="51380224" calcext:value-type="float">
            <text:p>51380224</text:p>
          </table:table-cell>
          <table:table-cell office:value-type="float" office:value="39.772573" calcext:value-type="float">
            <text:p>39.772573</text:p>
          </table:table-cell>
          <table:table-cell table:formula="of:=COM.MICROSOFT.CONCAT(TEXT([.A74]; &quot;# &quot;); [.B74])" office:value-type="string" office:string-value="49 mb" calcext:value-type="string">
            <text:p>49 mb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b</text:p>
          </table:table-cell>
          <table:table-cell table:formula="of:=[.A75] * 1024 * 1024" office:value-type="float" office:value="52428800" calcext:value-type="float">
            <text:p>52428800</text:p>
          </table:table-cell>
          <table:table-cell office:value-type="float" office:value="39.156856" calcext:value-type="float">
            <text:p>39.156856</text:p>
          </table:table-cell>
          <table:table-cell table:formula="of:=COM.MICROSOFT.CONCAT(TEXT([.A75]; &quot;# &quot;); [.B75])" office:value-type="string" office:string-value="50 mb" calcext:value-type="string">
            <text:p>50 mb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b</text:p>
          </table:table-cell>
          <table:table-cell table:formula="of:=[.A76] * 1024 * 1024" office:value-type="float" office:value="53477376" calcext:value-type="float">
            <text:p>53477376</text:p>
          </table:table-cell>
          <table:table-cell office:value-type="float" office:value="38.687285" calcext:value-type="float">
            <text:p>38.687285</text:p>
          </table:table-cell>
          <table:table-cell table:formula="of:=COM.MICROSOFT.CONCAT(TEXT([.A76]; &quot;# &quot;); [.B76])" office:value-type="string" office:string-value="51 mb" calcext:value-type="string">
            <text:p>51 mb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b</text:p>
          </table:table-cell>
          <table:table-cell table:formula="of:=[.A77] * 1024 * 1024" office:value-type="float" office:value="54525952" calcext:value-type="float">
            <text:p>54525952</text:p>
          </table:table-cell>
          <table:table-cell office:value-type="float" office:value="38.634043" calcext:value-type="float">
            <text:p>38.634043</text:p>
          </table:table-cell>
          <table:table-cell table:formula="of:=COM.MICROSOFT.CONCAT(TEXT([.A77]; &quot;# &quot;); [.B77])" office:value-type="string" office:string-value="52 mb" calcext:value-type="string">
            <text:p>52 mb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b</text:p>
          </table:table-cell>
          <table:table-cell table:formula="of:=[.A78] * 1024 * 1024" office:value-type="float" office:value="55574528" calcext:value-type="float">
            <text:p>55574528</text:p>
          </table:table-cell>
          <table:table-cell office:value-type="float" office:value="38.328001" calcext:value-type="float">
            <text:p>38.328001</text:p>
          </table:table-cell>
          <table:table-cell table:formula="of:=COM.MICROSOFT.CONCAT(TEXT([.A78]; &quot;# &quot;); [.B78])" office:value-type="string" office:string-value="53 mb" calcext:value-type="string">
            <text:p>53 mb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b</text:p>
          </table:table-cell>
          <table:table-cell table:formula="of:=[.A79] * 1024 * 1024" office:value-type="float" office:value="56623104" calcext:value-type="float">
            <text:p>56623104</text:p>
          </table:table-cell>
          <table:table-cell office:value-type="float" office:value="37.993704" calcext:value-type="float">
            <text:p>37.993704</text:p>
          </table:table-cell>
          <table:table-cell table:formula="of:=COM.MICROSOFT.CONCAT(TEXT([.A79]; &quot;# &quot;); [.B79])" office:value-type="string" office:string-value="54 mb" calcext:value-type="string">
            <text:p>54 mb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b</text:p>
          </table:table-cell>
          <table:table-cell table:formula="of:=[.A80] * 1024 * 1024" office:value-type="float" office:value="57671680" calcext:value-type="float">
            <text:p>57671680</text:p>
          </table:table-cell>
          <table:table-cell office:value-type="float" office:value="37.679012" calcext:value-type="float">
            <text:p>37.679012</text:p>
          </table:table-cell>
          <table:table-cell table:formula="of:=COM.MICROSOFT.CONCAT(TEXT([.A80]; &quot;# &quot;); [.B80])" office:value-type="string" office:string-value="55 mb" calcext:value-type="string">
            <text:p>55 mb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b</text:p>
          </table:table-cell>
          <table:table-cell table:formula="of:=[.A81] * 1024 * 1024" office:value-type="float" office:value="58720256" calcext:value-type="float">
            <text:p>58720256</text:p>
          </table:table-cell>
          <table:table-cell office:value-type="float" office:value="37.532088" calcext:value-type="float">
            <text:p>37.532088</text:p>
          </table:table-cell>
          <table:table-cell table:formula="of:=COM.MICROSOFT.CONCAT(TEXT([.A81]; &quot;# &quot;); [.B81])" office:value-type="string" office:string-value="56 mb" calcext:value-type="string">
            <text:p>56 mb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b</text:p>
          </table:table-cell>
          <table:table-cell table:formula="of:=[.A82] * 1024 * 1024" office:value-type="float" office:value="59768832" calcext:value-type="float">
            <text:p>59768832</text:p>
          </table:table-cell>
          <table:table-cell office:value-type="float" office:value="37.219435" calcext:value-type="float">
            <text:p>37.219435</text:p>
          </table:table-cell>
          <table:table-cell table:formula="of:=COM.MICROSOFT.CONCAT(TEXT([.A82]; &quot;# &quot;); [.B82])" office:value-type="string" office:string-value="57 mb" calcext:value-type="string">
            <text:p>57 mb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b</text:p>
          </table:table-cell>
          <table:table-cell table:formula="of:=[.A83] * 1024 * 1024" office:value-type="float" office:value="60817408" calcext:value-type="float">
            <text:p>60817408</text:p>
          </table:table-cell>
          <table:table-cell office:value-type="float" office:value="37.123873" calcext:value-type="float">
            <text:p>37.123873</text:p>
          </table:table-cell>
          <table:table-cell table:formula="of:=COM.MICROSOFT.CONCAT(TEXT([.A83]; &quot;# &quot;); [.B83])" office:value-type="string" office:string-value="58 mb" calcext:value-type="string">
            <text:p>58 mb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b</text:p>
          </table:table-cell>
          <table:table-cell table:formula="of:=[.A84] * 1024 * 1024" office:value-type="float" office:value="61865984" calcext:value-type="float">
            <text:p>61865984</text:p>
          </table:table-cell>
          <table:table-cell office:value-type="float" office:value="36.971841" calcext:value-type="float">
            <text:p>36.971841</text:p>
          </table:table-cell>
          <table:table-cell table:formula="of:=COM.MICROSOFT.CONCAT(TEXT([.A84]; &quot;# &quot;); [.B84])" office:value-type="string" office:string-value="59 mb" calcext:value-type="string">
            <text:p>59 mb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b</text:p>
          </table:table-cell>
          <table:table-cell table:formula="of:=[.A85] * 1024 * 1024" office:value-type="float" office:value="62914560" calcext:value-type="float">
            <text:p>62914560</text:p>
          </table:table-cell>
          <table:table-cell office:value-type="float" office:value="36.727024" calcext:value-type="float">
            <text:p>36.727024</text:p>
          </table:table-cell>
          <table:table-cell table:formula="of:=COM.MICROSOFT.CONCAT(TEXT([.A85]; &quot;# &quot;); [.B85])" office:value-type="string" office:string-value="60 mb" calcext:value-type="string">
            <text:p>60 mb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b</text:p>
          </table:table-cell>
          <table:table-cell table:formula="of:=[.A86] * 1024 * 1024" office:value-type="float" office:value="63963136" calcext:value-type="float">
            <text:p>63963136</text:p>
          </table:table-cell>
          <table:table-cell office:value-type="float" office:value="36.472008" calcext:value-type="float">
            <text:p>36.472008</text:p>
          </table:table-cell>
          <table:table-cell table:formula="of:=COM.MICROSOFT.CONCAT(TEXT([.A86]; &quot;# &quot;); [.B86])" office:value-type="string" office:string-value="61 mb" calcext:value-type="string">
            <text:p>61 mb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b</text:p>
          </table:table-cell>
          <table:table-cell table:formula="of:=[.A87] * 1024 * 1024" office:value-type="float" office:value="65011712" calcext:value-type="float">
            <text:p>65011712</text:p>
          </table:table-cell>
          <table:table-cell office:value-type="float" office:value="36.39132" calcext:value-type="float">
            <text:p>36.39132</text:p>
          </table:table-cell>
          <table:table-cell table:formula="of:=COM.MICROSOFT.CONCAT(TEXT([.A87]; &quot;# &quot;); [.B87])" office:value-type="string" office:string-value="62 mb" calcext:value-type="string">
            <text:p>62 mb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b</text:p>
          </table:table-cell>
          <table:table-cell table:formula="of:=[.A88] * 1024 * 1024" office:value-type="float" office:value="66060288" calcext:value-type="float">
            <text:p>66060288</text:p>
          </table:table-cell>
          <table:table-cell office:value-type="float" office:value="36.312124" calcext:value-type="float">
            <text:p>36.312124</text:p>
          </table:table-cell>
          <table:table-cell table:formula="of:=COM.MICROSOFT.CONCAT(TEXT([.A88]; &quot;# &quot;); [.B88])" office:value-type="string" office:string-value="63 mb" calcext:value-type="string">
            <text:p>63 mb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b</text:p>
          </table:table-cell>
          <table:table-cell table:formula="of:=[.A89] * 1024 * 1024" office:value-type="float" office:value="67108864" calcext:value-type="float">
            <text:p>67108864</text:p>
          </table:table-cell>
          <table:table-cell office:value-type="float" office:value="36.147103" calcext:value-type="float">
            <text:p>36.147103</text:p>
          </table:table-cell>
          <table:table-cell table:formula="of:=COM.MICROSOFT.CONCAT(TEXT([.A89]; &quot;# &quot;); [.B89])" office:value-type="string" office:string-value="64 mb" calcext:value-type="string">
            <text:p>64 mb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b</text:p>
          </table:table-cell>
          <table:table-cell table:formula="of:=[.A90] * 1024 * 1024" office:value-type="float" office:value="67108864" calcext:value-type="float">
            <text:p>67108864</text:p>
          </table:table-cell>
          <table:table-cell office:value-type="float" office:value="35.567788" calcext:value-type="float">
            <text:p>35.567788</text:p>
          </table:table-cell>
          <table:table-cell table:formula="of:=COM.MICROSOFT.CONCAT(TEXT([.A90]; &quot;# &quot;); [.B90])" office:value-type="string" office:string-value="64 mb" calcext:value-type="string">
            <text:p>64 mb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mb</text:p>
          </table:table-cell>
          <table:table-cell table:formula="of:=[.A91] * 1024 * 1024" office:value-type="float" office:value="134217728" calcext:value-type="float">
            <text:p>134217728</text:p>
          </table:table-cell>
          <table:table-cell office:value-type="float" office:value="32.057446" calcext:value-type="float">
            <text:p>32.057446</text:p>
          </table:table-cell>
          <table:table-cell table:formula="of:=COM.MICROSOFT.CONCAT(TEXT([.A91]; &quot;# &quot;); [.B91])" office:value-type="string" office:string-value="128 mb" calcext:value-type="string">
            <text:p>128 mb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mb</text:p>
          </table:table-cell>
          <table:table-cell table:formula="of:=[.A92] * 1024 * 1024" office:value-type="float" office:value="268435456" calcext:value-type="float">
            <text:p>268435456</text:p>
          </table:table-cell>
          <table:table-cell office:value-type="float" office:value="31.009519" calcext:value-type="float">
            <text:p>31.009519</text:p>
          </table:table-cell>
          <table:table-cell table:formula="of:=COM.MICROSOFT.CONCAT(TEXT([.A92]; &quot;# &quot;); [.B92])" office:value-type="string" office:string-value="256 mb" calcext:value-type="string">
            <text:p>256 mb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mb</text:p>
          </table:table-cell>
          <table:table-cell table:formula="of:=[.A93] * 1024 * 1024" office:value-type="float" office:value="536870912" calcext:value-type="float">
            <text:p>536870912</text:p>
          </table:table-cell>
          <table:table-cell office:value-type="float" office:value="30.596065" calcext:value-type="float">
            <text:p>30.596065</text:p>
          </table:table-cell>
          <table:table-cell table:formula="of:=COM.MICROSOFT.CONCAT(TEXT([.A93]; &quot;# &quot;); [.B93])" office:value-type="string" office:string-value="512 mb" calcext:value-type="string">
            <text:p>512 mb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mb</text:p>
          </table:table-cell>
          <table:table-cell table:formula="of:=[.A94] * 1024 * 1024" office:value-type="float" office:value="1073741824" calcext:value-type="float">
            <text:p>1073741824</text:p>
          </table:table-cell>
          <table:table-cell office:value-type="float" office:value="30.53946" calcext:value-type="float">
            <text:p>30.53946</text:p>
          </table:table-cell>
          <table:table-cell table:formula="of:=COM.MICROSOFT.CONCAT(TEXT([.A94]; &quot;# &quot;); [.B94])" office:value-type="string" office:string-value="1024 mb" calcext:value-type="string">
            <text:p>1024 m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0"/>
      <number:text> kb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8T19:47:53.052098672</meta:creation-date>
    <dc:date>2024-04-28T20:38:52.832360658</dc:date>
    <meta:editing-duration>PT9M27S</meta:editing-duration>
    <meta:editing-cycles>1</meta:editing-cycles>
    <meta:document-statistic meta:table-count="1" meta:cell-count="470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>
        <chart:symbol-image xlink:href="Pictures/2000000E000000DD000000DDFB2D3267E205AB09.svm"/>
      </style:chart-properties>
    </style:style>
    <style:style style:name="ch4" style:family="chart" style:data-style-name="N3">
      <style:chart-properties chart:display-label="true" chart:tick-marks-major-inner="true" chart:tick-marks-major-outer="false" chart:logarithmic="true" chart:minimum="1000" chart:maximum="2000000000" chart:origin="0" chart:reverse-direction="false" text:line-break="false" loext:try-staggering-first="false" chart:link-data-style-to-source="false" chart:axis-position="0" style:rotation-angle="15"/>
      <style:graphic-properties svg:stroke-color="#b3b3b3"/>
      <style:text-properties fo:color="#000000" fo:font-size="10pt" style:font-size-asian="10pt" style:font-size-complex="10pt"/>
    </style:style>
    <style:style style:name="ch5" style:family="chart">
      <style:chart-properties style:rotation-angle="0"/>
      <style:text-properties fo:color="#000000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0000"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03cm" chart:symbol-height="0.15cm" chart:link-data-style-to-source="true" chart:label-position="top"/>
      <style:graphic-properties svg:stroke-width="0.051cm" svg:stroke-color="#2a6099" draw:fill-color="#2a6099"/>
      <style:text-properties fo:color="#000000"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03cm" chart:symbol-height="0.1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703cm" xlink:href=".." xlink:type="simple" chart:class="chart:scatter" chart:column-mapping="1 0" chart:style-name="ch1">
        <chart:title svg:x="3.683cm" svg:y="0.33cm" chart:style-name="ch2">
          <text:p>Cache Bandwidth Probe - Intel i7-13700K</text:p>
        </chart:title>
        <chart:plot-area chart:style-name="ch3" table:cell-range-address="Sheet1.C1:Sheet1.E94" chart:data-source-has-labels="column" svg:x="0.981cm" svg:y="0.84cm" svg:width="14.541cm" svg:height="8.192cm">
          <chart:coordinate-region svg:x="1.873cm" svg:y="1.042cm" svg:width="13.649cm" svg:height="6.926cm"/>
          <chart:axis chart:dimension="x" chart:name="primary-x" chart:style-name="ch4" chartooo:axis-type="auto">
            <chart:title svg:x="6.795cm" svg:y="8.999cm" chart:style-name="ch5">
              <text:p>Read Size</text:p>
            </chart:title>
            <chart:categories table:cell-range-address="Sheet1.E1:Sheet1.E94"/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111cm" svg:y="6.57cm" chart:style-name="ch9">
              <text:p>Read Bandwidth (gb/s)</text:p>
            </chart:title>
            <chart:grid chart:style-name="ch6" chart:class="major"/>
          </chart:axis>
          <chart:series chart:style-name="ch10" chart:values-cell-range-address="Sheet1.D1:Sheet1.D94" chart:class="chart:scatter">
            <chart:domain table:cell-range-address="Sheet1.C1:Sheet1.C94"/>
            <chart:data-point chart:repeated="6"/>
            <chart:data-point chart:style-name="ch11"/>
            <chart:data-point chart:repeated="3"/>
            <chart:data-point chart:style-name="ch11" chart:repeated="4" loext:custom-label-pos-x="0.10406900431277" loext:custom-label-pos-y="-0.0599876314162028"/>
            <chart:data-point chart:style-name="ch11" chart:repeated="9" loext:custom-label-pos-x="0.0885680355022189" loext:custom-label-pos-y="-0.0599876314162028"/>
            <chart:data-point chart:repeated="7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024 b</text:p>
                <draw:g>
                  <svg:desc>Sheet1.E1:Sheet1.E94</svg:desc>
                </draw:g>
              </table:table-cell>
              <table:table-cell office:value-type="float" office:value="1024">
                <text:p>1024</text:p>
                <draw:g>
                  <svg:desc>Sheet1.C1:Sheet1.C94</svg:desc>
                </draw:g>
              </table:table-cell>
              <table:table-cell office:value-type="float" office:value="469.376222">
                <text:p>469.376222</text:p>
                <draw:g>
                  <svg:desc>Sheet1.D1:Sheet1.D94</svg:desc>
                </draw:g>
              </table:table-cell>
            </table:table-row>
            <table:table-row>
              <table:table-cell office:value-type="string">
                <text:p>2 kb</text:p>
              </table:table-cell>
              <table:table-cell office:value-type="float" office:value="2048">
                <text:p>2048</text:p>
              </table:table-cell>
              <table:table-cell office:value-type="float" office:value="469.379998">
                <text:p>469.379998</text:p>
              </table:table-cell>
            </table:table-row>
            <table:table-row>
              <table:table-cell office:value-type="string">
                <text:p>4 kb</text:p>
              </table:table-cell>
              <table:table-cell office:value-type="float" office:value="4096">
                <text:p>4096</text:p>
              </table:table-cell>
              <table:table-cell office:value-type="float" office:value="469.365806">
                <text:p>469.365806</text:p>
              </table:table-cell>
            </table:table-row>
            <table:table-row>
              <table:table-cell office:value-type="string">
                <text:p>8 kb</text:p>
              </table:table-cell>
              <table:table-cell office:value-type="float" office:value="8192">
                <text:p>8192</text:p>
              </table:table-cell>
              <table:table-cell office:value-type="float" office:value="469.342891">
                <text:p>469.342891</text:p>
              </table:table-cell>
            </table:table-row>
            <table:table-row>
              <table:table-cell office:value-type="string">
                <text:p>16 kb</text:p>
              </table:table-cell>
              <table:table-cell office:value-type="float" office:value="16384">
                <text:p>16384</text:p>
              </table:table-cell>
              <table:table-cell office:value-type="float" office:value="469.380388">
                <text:p>469.380388</text:p>
              </table:table-cell>
            </table:table-row>
            <table:table-row>
              <table:table-cell office:value-type="string">
                <text:p>32 kb</text:p>
              </table:table-cell>
              <table:table-cell office:value-type="float" office:value="32768">
                <text:p>32768</text:p>
              </table:table-cell>
              <table:table-cell office:value-type="float" office:value="469.356822">
                <text:p>469.356822</text:p>
              </table:table-cell>
            </table:table-row>
            <table:table-row>
              <table:table-cell office:value-type="string">
                <text:p>45 kb</text:p>
              </table:table-cell>
              <table:table-cell office:value-type="float" office:value="46080">
                <text:p>46080</text:p>
              </table:table-cell>
              <table:table-cell office:value-type="float" office:value="434.586966">
                <text:p>434.586966</text:p>
              </table:table-cell>
            </table:table-row>
            <table:table-row>
              <table:table-cell office:value-type="string">
                <text:p>46 kb</text:p>
              </table:table-cell>
              <table:table-cell office:value-type="float" office:value="47104">
                <text:p>47104</text:p>
              </table:table-cell>
              <table:table-cell office:value-type="float" office:value="469.360321">
                <text:p>469.360321</text:p>
              </table:table-cell>
            </table:table-row>
            <table:table-row>
              <table:table-cell office:value-type="string">
                <text:p>47 kb</text:p>
              </table:table-cell>
              <table:table-cell office:value-type="float" office:value="48128">
                <text:p>48128</text:p>
              </table:table-cell>
              <table:table-cell office:value-type="float" office:value="469.356024">
                <text:p>469.356024</text:p>
              </table:table-cell>
            </table:table-row>
            <table:table-row>
              <table:table-cell office:value-type="string">
                <text:p>48 kb</text:p>
              </table:table-cell>
              <table:table-cell office:value-type="float" office:value="49152">
                <text:p>49152</text:p>
              </table:table-cell>
              <table:table-cell office:value-type="float" office:value="469.348619">
                <text:p>469.348619</text:p>
              </table:table-cell>
            </table:table-row>
            <table:table-row>
              <table:table-cell office:value-type="string">
                <text:p>49 kb</text:p>
              </table:table-cell>
              <table:table-cell office:value-type="float" office:value="50176">
                <text:p>50176</text:p>
              </table:table-cell>
              <table:table-cell office:value-type="float" office:value="325.458063">
                <text:p>325.458063</text:p>
              </table:table-cell>
            </table:table-row>
            <table:table-row>
              <table:table-cell office:value-type="string">
                <text:p>50 kb</text:p>
              </table:table-cell>
              <table:table-cell office:value-type="float" office:value="51200">
                <text:p>51200</text:p>
              </table:table-cell>
              <table:table-cell office:value-type="float" office:value="264.083299">
                <text:p>264.083299</text:p>
              </table:table-cell>
            </table:table-row>
            <table:table-row>
              <table:table-cell office:value-type="string">
                <text:p>51 kb</text:p>
              </table:table-cell>
              <table:table-cell office:value-type="float" office:value="52224">
                <text:p>52224</text:p>
              </table:table-cell>
              <table:table-cell office:value-type="float" office:value="229.751843">
                <text:p>229.751843</text:p>
              </table:table-cell>
            </table:table-row>
            <table:table-row>
              <table:table-cell office:value-type="string">
                <text:p>52 kb</text:p>
              </table:table-cell>
              <table:table-cell office:value-type="float" office:value="53248">
                <text:p>53248</text:p>
              </table:table-cell>
              <table:table-cell office:value-type="float" office:value="202.40452">
                <text:p>202.40452</text:p>
              </table:table-cell>
            </table:table-row>
            <table:table-row>
              <table:table-cell office:value-type="string">
                <text:p>53 kb</text:p>
              </table:table-cell>
              <table:table-cell office:value-type="float" office:value="54272">
                <text:p>54272</text:p>
              </table:table-cell>
              <table:table-cell office:value-type="float" office:value="202.550828">
                <text:p>202.550828</text:p>
              </table:table-cell>
            </table:table-row>
            <table:table-row>
              <table:table-cell office:value-type="string">
                <text:p>54 kb</text:p>
              </table:table-cell>
              <table:table-cell office:value-type="float" office:value="55296">
                <text:p>55296</text:p>
              </table:table-cell>
              <table:table-cell office:value-type="float" office:value="208.380287">
                <text:p>208.380287</text:p>
              </table:table-cell>
            </table:table-row>
            <table:table-row>
              <table:table-cell office:value-type="string">
                <text:p>55 kb</text:p>
              </table:table-cell>
              <table:table-cell office:value-type="float" office:value="56320">
                <text:p>56320</text:p>
              </table:table-cell>
              <table:table-cell office:value-type="float" office:value="202.826471">
                <text:p>202.826471</text:p>
              </table:table-cell>
            </table:table-row>
            <table:table-row>
              <table:table-cell office:value-type="string">
                <text:p>64 kb</text:p>
              </table:table-cell>
              <table:table-cell office:value-type="float" office:value="65536">
                <text:p>65536</text:p>
              </table:table-cell>
              <table:table-cell office:value-type="float" office:value="205.058549">
                <text:p>205.058549</text:p>
              </table:table-cell>
            </table:table-row>
            <table:table-row>
              <table:table-cell office:value-type="string">
                <text:p>128 kb</text:p>
              </table:table-cell>
              <table:table-cell office:value-type="float" office:value="131072">
                <text:p>131072</text:p>
              </table:table-cell>
              <table:table-cell office:value-type="float" office:value="206.391416">
                <text:p>206.391416</text:p>
              </table:table-cell>
            </table:table-row>
            <table:table-row>
              <table:table-cell office:value-type="string">
                <text:p>256 kb</text:p>
              </table:table-cell>
              <table:table-cell office:value-type="float" office:value="262144">
                <text:p>262144</text:p>
              </table:table-cell>
              <table:table-cell office:value-type="float" office:value="207.593781">
                <text:p>207.593781</text:p>
              </table:table-cell>
            </table:table-row>
            <table:table-row>
              <table:table-cell office:value-type="string">
                <text:p>512 kb</text:p>
              </table:table-cell>
              <table:table-cell office:value-type="float" office:value="524288">
                <text:p>524288</text:p>
              </table:table-cell>
              <table:table-cell office:value-type="float" office:value="206.955541">
                <text:p>206.955541</text:p>
              </table:table-cell>
            </table:table-row>
            <table:table-row>
              <table:table-cell office:value-type="string">
                <text:p>1024 kb</text:p>
              </table:table-cell>
              <table:table-cell office:value-type="float" office:value="1048576">
                <text:p>1048576</text:p>
              </table:table-cell>
              <table:table-cell office:value-type="float" office:value="206.649935">
                <text:p>206.649935</text:p>
              </table:table-cell>
            </table:table-row>
            <table:table-row>
              <table:table-cell office:value-type="string">
                <text:p>1024 kb</text:p>
              </table:table-cell>
              <table:table-cell office:value-type="float" office:value="1048576">
                <text:p>1048576</text:p>
              </table:table-cell>
              <table:table-cell office:value-type="float" office:value="187.235489">
                <text:p>187.235489</text:p>
              </table:table-cell>
            </table:table-row>
            <table:table-row>
              <table:table-cell office:value-type="string">
                <text:p>1 mb</text:p>
              </table:table-cell>
              <table:table-cell office:value-type="float" office:value="1310720">
                <text:p>1310720</text:p>
              </table:table-cell>
              <table:table-cell office:value-type="float" office:value="176.707657">
                <text:p>176.707657</text:p>
              </table:table-cell>
            </table:table-row>
            <table:table-row>
              <table:table-cell office:value-type="string">
                <text:p>2 mb</text:p>
              </table:table-cell>
              <table:table-cell office:value-type="float" office:value="1572864">
                <text:p>1572864</text:p>
              </table:table-cell>
              <table:table-cell office:value-type="float" office:value="165.991087">
                <text:p>165.991087</text:p>
              </table:table-cell>
            </table:table-row>
            <table:table-row>
              <table:table-cell office:value-type="string">
                <text:p>2 mb</text:p>
              </table:table-cell>
              <table:table-cell office:value-type="float" office:value="1835008">
                <text:p>1835008</text:p>
              </table:table-cell>
              <table:table-cell office:value-type="float" office:value="155.06953">
                <text:p>155.06953</text:p>
              </table:table-cell>
            </table:table-row>
            <table:table-row>
              <table:table-cell office:value-type="string">
                <text:p>2 mb</text:p>
              </table:table-cell>
              <table:table-cell office:value-type="float" office:value="2097152">
                <text:p>2097152</text:p>
              </table:table-cell>
              <table:table-cell office:value-type="float" office:value="133.698663">
                <text:p>133.698663</text:p>
              </table:table-cell>
            </table:table-row>
            <table:table-row>
              <table:table-cell office:value-type="string">
                <text:p>2 mb</text:p>
              </table:table-cell>
              <table:table-cell office:value-type="float" office:value="2097152">
                <text:p>2097152</text:p>
              </table:table-cell>
              <table:table-cell office:value-type="float" office:value="143.251922">
                <text:p>143.251922</text:p>
              </table:table-cell>
            </table:table-row>
            <table:table-row>
              <table:table-cell office:value-type="string">
                <text:p>2 mb</text:p>
              </table:table-cell>
              <table:table-cell office:value-type="float" office:value="2359296">
                <text:p>2359296</text:p>
              </table:table-cell>
              <table:table-cell office:value-type="float" office:value="124.225471">
                <text:p>124.225471</text:p>
              </table:table-cell>
            </table:table-row>
            <table:table-row>
              <table:table-cell office:value-type="string">
                <text:p>3 mb</text:p>
              </table:table-cell>
              <table:table-cell office:value-type="float" office:value="2621440">
                <text:p>2621440</text:p>
              </table:table-cell>
              <table:table-cell office:value-type="float" office:value="115.44454">
                <text:p>115.44454</text:p>
              </table:table-cell>
            </table:table-row>
            <table:table-row>
              <table:table-cell office:value-type="string">
                <text:p>3 mb</text:p>
              </table:table-cell>
              <table:table-cell office:value-type="float" office:value="2883584">
                <text:p>2883584</text:p>
              </table:table-cell>
              <table:table-cell office:value-type="float" office:value="109.853982">
                <text:p>109.853982</text:p>
              </table:table-cell>
            </table:table-row>
            <table:table-row>
              <table:table-cell office:value-type="string">
                <text:p>3 mb</text:p>
              </table:table-cell>
              <table:table-cell office:value-type="float" office:value="3145728">
                <text:p>3145728</text:p>
              </table:table-cell>
              <table:table-cell office:value-type="float" office:value="106.01646">
                <text:p>106.01646</text:p>
              </table:table-cell>
            </table:table-row>
            <table:table-row>
              <table:table-cell office:value-type="string">
                <text:p>3 mb</text:p>
              </table:table-cell>
              <table:table-cell office:value-type="float" office:value="3407872">
                <text:p>3407872</text:p>
              </table:table-cell>
              <table:table-cell office:value-type="float" office:value="103.771009">
                <text:p>103.771009</text:p>
              </table:table-cell>
            </table:table-row>
            <table:table-row>
              <table:table-cell office:value-type="string">
                <text:p>4 mb</text:p>
              </table:table-cell>
              <table:table-cell office:value-type="float" office:value="3670016">
                <text:p>3670016</text:p>
              </table:table-cell>
              <table:table-cell office:value-type="float" office:value="103.056145">
                <text:p>103.056145</text:p>
              </table:table-cell>
            </table:table-row>
            <table:table-row>
              <table:table-cell office:value-type="string">
                <text:p>4 mb</text:p>
              </table:table-cell>
              <table:table-cell office:value-type="float" office:value="3932160">
                <text:p>3932160</text:p>
              </table:table-cell>
              <table:table-cell office:value-type="float" office:value="102.698394">
                <text:p>102.698394</text:p>
              </table:table-cell>
            </table:table-row>
            <table:table-row>
              <table:table-cell office:value-type="string">
                <text:p>4 mb</text:p>
              </table:table-cell>
              <table:table-cell office:value-type="float" office:value="4194304">
                <text:p>4194304</text:p>
              </table:table-cell>
              <table:table-cell office:value-type="float" office:value="102.469977">
                <text:p>102.469977</text:p>
              </table:table-cell>
            </table:table-row>
            <table:table-row>
              <table:table-cell office:value-type="string">
                <text:p>4 mb</text:p>
              </table:table-cell>
              <table:table-cell office:value-type="float" office:value="4194304">
                <text:p>4194304</text:p>
              </table:table-cell>
              <table:table-cell office:value-type="float" office:value="103.304853">
                <text:p>103.304853</text:p>
              </table:table-cell>
            </table:table-row>
            <table:table-row>
              <table:table-cell office:value-type="string">
                <text:p>8 mb</text:p>
              </table:table-cell>
              <table:table-cell office:value-type="float" office:value="8388608">
                <text:p>8388608</text:p>
              </table:table-cell>
              <table:table-cell office:value-type="float" office:value="102.545396">
                <text:p>102.545396</text:p>
              </table:table-cell>
            </table:table-row>
            <table:table-row>
              <table:table-cell office:value-type="string">
                <text:p>16 mb</text:p>
              </table:table-cell>
              <table:table-cell office:value-type="float" office:value="16777216">
                <text:p>16777216</text:p>
              </table:table-cell>
              <table:table-cell office:value-type="float" office:value="91.512815">
                <text:p>91.512815</text:p>
              </table:table-cell>
            </table:table-row>
            <table:table-row>
              <table:table-cell office:value-type="string">
                <text:p>16 mb</text:p>
              </table:table-cell>
              <table:table-cell office:value-type="float" office:value="16777216">
                <text:p>16777216</text:p>
              </table:table-cell>
              <table:table-cell office:value-type="float" office:value="90.593449">
                <text:p>90.593449</text:p>
              </table:table-cell>
            </table:table-row>
            <table:table-row>
              <table:table-cell office:value-type="string">
                <text:p>17 mb</text:p>
              </table:table-cell>
              <table:table-cell office:value-type="float" office:value="17825792">
                <text:p>17825792</text:p>
              </table:table-cell>
              <table:table-cell office:value-type="float" office:value="87.127219">
                <text:p>87.127219</text:p>
              </table:table-cell>
            </table:table-row>
            <table:table-row>
              <table:table-cell office:value-type="string">
                <text:p>18 mb</text:p>
              </table:table-cell>
              <table:table-cell office:value-type="float" office:value="18874368">
                <text:p>18874368</text:p>
              </table:table-cell>
              <table:table-cell office:value-type="float" office:value="83.990522">
                <text:p>83.990522</text:p>
              </table:table-cell>
            </table:table-row>
            <table:table-row>
              <table:table-cell office:value-type="string">
                <text:p>19 mb</text:p>
              </table:table-cell>
              <table:table-cell office:value-type="float" office:value="19922944">
                <text:p>19922944</text:p>
              </table:table-cell>
              <table:table-cell office:value-type="float" office:value="80.869738">
                <text:p>80.869738</text:p>
              </table:table-cell>
            </table:table-row>
            <table:table-row>
              <table:table-cell office:value-type="string">
                <text:p>20 mb</text:p>
              </table:table-cell>
              <table:table-cell office:value-type="float" office:value="20971520">
                <text:p>20971520</text:p>
              </table:table-cell>
              <table:table-cell office:value-type="float" office:value="77.039698">
                <text:p>77.039698</text:p>
              </table:table-cell>
            </table:table-row>
            <table:table-row>
              <table:table-cell office:value-type="string">
                <text:p>21 mb</text:p>
              </table:table-cell>
              <table:table-cell office:value-type="float" office:value="22020096">
                <text:p>22020096</text:p>
              </table:table-cell>
              <table:table-cell office:value-type="float" office:value="73.699348">
                <text:p>73.699348</text:p>
              </table:table-cell>
            </table:table-row>
            <table:table-row>
              <table:table-cell office:value-type="string">
                <text:p>22 mb</text:p>
              </table:table-cell>
              <table:table-cell office:value-type="float" office:value="23068672">
                <text:p>23068672</text:p>
              </table:table-cell>
              <table:table-cell office:value-type="float" office:value="71.171263">
                <text:p>71.171263</text:p>
              </table:table-cell>
            </table:table-row>
            <table:table-row>
              <table:table-cell office:value-type="string">
                <text:p>23 mb</text:p>
              </table:table-cell>
              <table:table-cell office:value-type="float" office:value="24117248">
                <text:p>24117248</text:p>
              </table:table-cell>
              <table:table-cell office:value-type="float" office:value="67.322392">
                <text:p>67.322392</text:p>
              </table:table-cell>
            </table:table-row>
            <table:table-row>
              <table:table-cell office:value-type="string">
                <text:p>24 mb</text:p>
              </table:table-cell>
              <table:table-cell office:value-type="float" office:value="25165824">
                <text:p>25165824</text:p>
              </table:table-cell>
              <table:table-cell office:value-type="float" office:value="64.83174">
                <text:p>64.83174</text:p>
              </table:table-cell>
            </table:table-row>
            <table:table-row>
              <table:table-cell office:value-type="string">
                <text:p>25 mb</text:p>
              </table:table-cell>
              <table:table-cell office:value-type="float" office:value="26214400">
                <text:p>26214400</text:p>
              </table:table-cell>
              <table:table-cell office:value-type="float" office:value="62.391506">
                <text:p>62.391506</text:p>
              </table:table-cell>
            </table:table-row>
            <table:table-row>
              <table:table-cell office:value-type="string">
                <text:p>26 mb</text:p>
              </table:table-cell>
              <table:table-cell office:value-type="float" office:value="27262976">
                <text:p>27262976</text:p>
              </table:table-cell>
              <table:table-cell office:value-type="float" office:value="59.914055">
                <text:p>59.914055</text:p>
              </table:table-cell>
            </table:table-row>
            <table:table-row>
              <table:table-cell office:value-type="string">
                <text:p>27 mb</text:p>
              </table:table-cell>
              <table:table-cell office:value-type="float" office:value="28311552">
                <text:p>28311552</text:p>
              </table:table-cell>
              <table:table-cell office:value-type="float" office:value="57.745519">
                <text:p>57.745519</text:p>
              </table:table-cell>
            </table:table-row>
            <table:table-row>
              <table:table-cell office:value-type="string">
                <text:p>28 mb</text:p>
              </table:table-cell>
              <table:table-cell office:value-type="float" office:value="29360128">
                <text:p>29360128</text:p>
              </table:table-cell>
              <table:table-cell office:value-type="float" office:value="56.138911">
                <text:p>56.138911</text:p>
              </table:table-cell>
            </table:table-row>
            <table:table-row>
              <table:table-cell office:value-type="string">
                <text:p>29 mb</text:p>
              </table:table-cell>
              <table:table-cell office:value-type="float" office:value="30408704">
                <text:p>30408704</text:p>
              </table:table-cell>
              <table:table-cell office:value-type="float" office:value="53.853488">
                <text:p>53.853488</text:p>
              </table:table-cell>
            </table:table-row>
            <table:table-row>
              <table:table-cell office:value-type="string">
                <text:p>30 mb</text:p>
              </table:table-cell>
              <table:table-cell office:value-type="float" office:value="31457280">
                <text:p>31457280</text:p>
              </table:table-cell>
              <table:table-cell office:value-type="float" office:value="52.007406">
                <text:p>52.007406</text:p>
              </table:table-cell>
            </table:table-row>
            <table:table-row>
              <table:table-cell office:value-type="string">
                <text:p>31 mb</text:p>
              </table:table-cell>
              <table:table-cell office:value-type="float" office:value="32505856">
                <text:p>32505856</text:p>
              </table:table-cell>
              <table:table-cell office:value-type="float" office:value="50.232127">
                <text:p>50.232127</text:p>
              </table:table-cell>
            </table:table-row>
            <table:table-row>
              <table:table-cell office:value-type="string">
                <text:p>32 mb</text:p>
              </table:table-cell>
              <table:table-cell office:value-type="float" office:value="33554432">
                <text:p>33554432</text:p>
              </table:table-cell>
              <table:table-cell office:value-type="float" office:value="49.21198">
                <text:p>49.21198</text:p>
              </table:table-cell>
            </table:table-row>
            <table:table-row>
              <table:table-cell office:value-type="string">
                <text:p>32 mb</text:p>
              </table:table-cell>
              <table:table-cell office:value-type="float" office:value="33554432">
                <text:p>33554432</text:p>
              </table:table-cell>
              <table:table-cell office:value-type="float" office:value="48.208645">
                <text:p>48.208645</text:p>
              </table:table-cell>
            </table:table-row>
            <table:table-row>
              <table:table-cell office:value-type="string">
                <text:p>33 mb</text:p>
              </table:table-cell>
              <table:table-cell office:value-type="float" office:value="34603008">
                <text:p>34603008</text:p>
              </table:table-cell>
              <table:table-cell office:value-type="float" office:value="48.246018">
                <text:p>48.246018</text:p>
              </table:table-cell>
            </table:table-row>
            <table:table-row>
              <table:table-cell office:value-type="string">
                <text:p>34 mb</text:p>
              </table:table-cell>
              <table:table-cell office:value-type="float" office:value="35651584">
                <text:p>35651584</text:p>
              </table:table-cell>
              <table:table-cell office:value-type="float" office:value="46.863075">
                <text:p>46.863075</text:p>
              </table:table-cell>
            </table:table-row>
            <table:table-row>
              <table:table-cell office:value-type="string">
                <text:p>35 mb</text:p>
              </table:table-cell>
              <table:table-cell office:value-type="float" office:value="36700160">
                <text:p>36700160</text:p>
              </table:table-cell>
              <table:table-cell office:value-type="float" office:value="46.780447">
                <text:p>46.780447</text:p>
              </table:table-cell>
            </table:table-row>
            <table:table-row>
              <table:table-cell office:value-type="string">
                <text:p>36 mb</text:p>
              </table:table-cell>
              <table:table-cell office:value-type="float" office:value="37748736">
                <text:p>37748736</text:p>
              </table:table-cell>
              <table:table-cell office:value-type="float" office:value="46.130422">
                <text:p>46.130422</text:p>
              </table:table-cell>
            </table:table-row>
            <table:table-row>
              <table:table-cell office:value-type="string">
                <text:p>37 mb</text:p>
              </table:table-cell>
              <table:table-cell office:value-type="float" office:value="38797312">
                <text:p>38797312</text:p>
              </table:table-cell>
              <table:table-cell office:value-type="float" office:value="45.442787">
                <text:p>45.442787</text:p>
              </table:table-cell>
            </table:table-row>
            <table:table-row>
              <table:table-cell office:value-type="string">
                <text:p>38 mb</text:p>
              </table:table-cell>
              <table:table-cell office:value-type="float" office:value="39845888">
                <text:p>39845888</text:p>
              </table:table-cell>
              <table:table-cell office:value-type="float" office:value="44.331108">
                <text:p>44.331108</text:p>
              </table:table-cell>
            </table:table-row>
            <table:table-row>
              <table:table-cell office:value-type="string">
                <text:p>39 mb</text:p>
              </table:table-cell>
              <table:table-cell office:value-type="float" office:value="40894464">
                <text:p>40894464</text:p>
              </table:table-cell>
              <table:table-cell office:value-type="float" office:value="43.477579">
                <text:p>43.477579</text:p>
              </table:table-cell>
            </table:table-row>
            <table:table-row>
              <table:table-cell office:value-type="string">
                <text:p>40 mb</text:p>
              </table:table-cell>
              <table:table-cell office:value-type="float" office:value="41943040">
                <text:p>41943040</text:p>
              </table:table-cell>
              <table:table-cell office:value-type="float" office:value="43.231689">
                <text:p>43.231689</text:p>
              </table:table-cell>
            </table:table-row>
            <table:table-row>
              <table:table-cell office:value-type="string">
                <text:p>41 mb</text:p>
              </table:table-cell>
              <table:table-cell office:value-type="float" office:value="42991616">
                <text:p>42991616</text:p>
              </table:table-cell>
              <table:table-cell office:value-type="float" office:value="43.02855">
                <text:p>43.02855</text:p>
              </table:table-cell>
            </table:table-row>
            <table:table-row>
              <table:table-cell office:value-type="string">
                <text:p>42 mb</text:p>
              </table:table-cell>
              <table:table-cell office:value-type="float" office:value="44040192">
                <text:p>44040192</text:p>
              </table:table-cell>
              <table:table-cell office:value-type="float" office:value="42.21746">
                <text:p>42.21746</text:p>
              </table:table-cell>
            </table:table-row>
            <table:table-row>
              <table:table-cell office:value-type="string">
                <text:p>43 mb</text:p>
              </table:table-cell>
              <table:table-cell office:value-type="float" office:value="45088768">
                <text:p>45088768</text:p>
              </table:table-cell>
              <table:table-cell office:value-type="float" office:value="41.701238">
                <text:p>41.701238</text:p>
              </table:table-cell>
            </table:table-row>
            <table:table-row>
              <table:table-cell office:value-type="string">
                <text:p>44 mb</text:p>
              </table:table-cell>
              <table:table-cell office:value-type="float" office:value="46137344">
                <text:p>46137344</text:p>
              </table:table-cell>
              <table:table-cell office:value-type="float" office:value="41.924031">
                <text:p>41.924031</text:p>
              </table:table-cell>
            </table:table-row>
            <table:table-row>
              <table:table-cell office:value-type="string">
                <text:p>45 mb</text:p>
              </table:table-cell>
              <table:table-cell office:value-type="float" office:value="47185920">
                <text:p>47185920</text:p>
              </table:table-cell>
              <table:table-cell office:value-type="float" office:value="40.746356">
                <text:p>40.746356</text:p>
              </table:table-cell>
            </table:table-row>
            <table:table-row>
              <table:table-cell office:value-type="string">
                <text:p>46 mb</text:p>
              </table:table-cell>
              <table:table-cell office:value-type="float" office:value="48234496">
                <text:p>48234496</text:p>
              </table:table-cell>
              <table:table-cell office:value-type="float" office:value="40.49932">
                <text:p>40.49932</text:p>
              </table:table-cell>
            </table:table-row>
            <table:table-row>
              <table:table-cell office:value-type="string">
                <text:p>47 mb</text:p>
              </table:table-cell>
              <table:table-cell office:value-type="float" office:value="49283072">
                <text:p>49283072</text:p>
              </table:table-cell>
              <table:table-cell office:value-type="float" office:value="40.25463">
                <text:p>40.25463</text:p>
              </table:table-cell>
            </table:table-row>
            <table:table-row>
              <table:table-cell office:value-type="string">
                <text:p>48 mb</text:p>
              </table:table-cell>
              <table:table-cell office:value-type="float" office:value="50331648">
                <text:p>50331648</text:p>
              </table:table-cell>
              <table:table-cell office:value-type="float" office:value="39.691805">
                <text:p>39.691805</text:p>
              </table:table-cell>
            </table:table-row>
            <table:table-row>
              <table:table-cell office:value-type="string">
                <text:p>49 mb</text:p>
              </table:table-cell>
              <table:table-cell office:value-type="float" office:value="51380224">
                <text:p>51380224</text:p>
              </table:table-cell>
              <table:table-cell office:value-type="float" office:value="39.772573">
                <text:p>39.772573</text:p>
              </table:table-cell>
            </table:table-row>
            <table:table-row>
              <table:table-cell office:value-type="string">
                <text:p>50 mb</text:p>
              </table:table-cell>
              <table:table-cell office:value-type="float" office:value="52428800">
                <text:p>52428800</text:p>
              </table:table-cell>
              <table:table-cell office:value-type="float" office:value="39.156856">
                <text:p>39.156856</text:p>
              </table:table-cell>
            </table:table-row>
            <table:table-row>
              <table:table-cell office:value-type="string">
                <text:p>51 mb</text:p>
              </table:table-cell>
              <table:table-cell office:value-type="float" office:value="53477376">
                <text:p>53477376</text:p>
              </table:table-cell>
              <table:table-cell office:value-type="float" office:value="38.687285">
                <text:p>38.687285</text:p>
              </table:table-cell>
            </table:table-row>
            <table:table-row>
              <table:table-cell office:value-type="string">
                <text:p>52 mb</text:p>
              </table:table-cell>
              <table:table-cell office:value-type="float" office:value="54525952">
                <text:p>54525952</text:p>
              </table:table-cell>
              <table:table-cell office:value-type="float" office:value="38.634043">
                <text:p>38.634043</text:p>
              </table:table-cell>
            </table:table-row>
            <table:table-row>
              <table:table-cell office:value-type="string">
                <text:p>53 mb</text:p>
              </table:table-cell>
              <table:table-cell office:value-type="float" office:value="55574528">
                <text:p>55574528</text:p>
              </table:table-cell>
              <table:table-cell office:value-type="float" office:value="38.328001">
                <text:p>38.328001</text:p>
              </table:table-cell>
            </table:table-row>
            <table:table-row>
              <table:table-cell office:value-type="string">
                <text:p>54 mb</text:p>
              </table:table-cell>
              <table:table-cell office:value-type="float" office:value="56623104">
                <text:p>56623104</text:p>
              </table:table-cell>
              <table:table-cell office:value-type="float" office:value="37.993704">
                <text:p>37.993704</text:p>
              </table:table-cell>
            </table:table-row>
            <table:table-row>
              <table:table-cell office:value-type="string">
                <text:p>55 mb</text:p>
              </table:table-cell>
              <table:table-cell office:value-type="float" office:value="57671680">
                <text:p>57671680</text:p>
              </table:table-cell>
              <table:table-cell office:value-type="float" office:value="37.679012">
                <text:p>37.679012</text:p>
              </table:table-cell>
            </table:table-row>
            <table:table-row>
              <table:table-cell office:value-type="string">
                <text:p>56 mb</text:p>
              </table:table-cell>
              <table:table-cell office:value-type="float" office:value="58720256">
                <text:p>58720256</text:p>
              </table:table-cell>
              <table:table-cell office:value-type="float" office:value="37.532088">
                <text:p>37.532088</text:p>
              </table:table-cell>
            </table:table-row>
            <table:table-row>
              <table:table-cell office:value-type="string">
                <text:p>57 mb</text:p>
              </table:table-cell>
              <table:table-cell office:value-type="float" office:value="59768832">
                <text:p>59768832</text:p>
              </table:table-cell>
              <table:table-cell office:value-type="float" office:value="37.219435">
                <text:p>37.219435</text:p>
              </table:table-cell>
            </table:table-row>
            <table:table-row>
              <table:table-cell office:value-type="string">
                <text:p>58 mb</text:p>
              </table:table-cell>
              <table:table-cell office:value-type="float" office:value="60817408">
                <text:p>60817408</text:p>
              </table:table-cell>
              <table:table-cell office:value-type="float" office:value="37.123873">
                <text:p>37.123873</text:p>
              </table:table-cell>
            </table:table-row>
            <table:table-row>
              <table:table-cell office:value-type="string">
                <text:p>59 mb</text:p>
              </table:table-cell>
              <table:table-cell office:value-type="float" office:value="61865984">
                <text:p>61865984</text:p>
              </table:table-cell>
              <table:table-cell office:value-type="float" office:value="36.971841">
                <text:p>36.971841</text:p>
              </table:table-cell>
            </table:table-row>
            <table:table-row>
              <table:table-cell office:value-type="string">
                <text:p>60 mb</text:p>
              </table:table-cell>
              <table:table-cell office:value-type="float" office:value="62914560">
                <text:p>62914560</text:p>
              </table:table-cell>
              <table:table-cell office:value-type="float" office:value="36.727024">
                <text:p>36.727024</text:p>
              </table:table-cell>
            </table:table-row>
            <table:table-row>
              <table:table-cell office:value-type="string">
                <text:p>61 mb</text:p>
              </table:table-cell>
              <table:table-cell office:value-type="float" office:value="63963136">
                <text:p>63963136</text:p>
              </table:table-cell>
              <table:table-cell office:value-type="float" office:value="36.472008">
                <text:p>36.472008</text:p>
              </table:table-cell>
            </table:table-row>
            <table:table-row>
              <table:table-cell office:value-type="string">
                <text:p>62 mb</text:p>
              </table:table-cell>
              <table:table-cell office:value-type="float" office:value="65011712">
                <text:p>65011712</text:p>
              </table:table-cell>
              <table:table-cell office:value-type="float" office:value="36.39132">
                <text:p>36.39132</text:p>
              </table:table-cell>
            </table:table-row>
            <table:table-row>
              <table:table-cell office:value-type="string">
                <text:p>63 mb</text:p>
              </table:table-cell>
              <table:table-cell office:value-type="float" office:value="66060288">
                <text:p>66060288</text:p>
              </table:table-cell>
              <table:table-cell office:value-type="float" office:value="36.312124">
                <text:p>36.312124</text:p>
              </table:table-cell>
            </table:table-row>
            <table:table-row>
              <table:table-cell office:value-type="string">
                <text:p>64 mb</text:p>
              </table:table-cell>
              <table:table-cell office:value-type="float" office:value="67108864">
                <text:p>67108864</text:p>
              </table:table-cell>
              <table:table-cell office:value-type="float" office:value="36.147103">
                <text:p>36.147103</text:p>
              </table:table-cell>
            </table:table-row>
            <table:table-row>
              <table:table-cell office:value-type="string">
                <text:p>64 mb</text:p>
              </table:table-cell>
              <table:table-cell office:value-type="float" office:value="67108864">
                <text:p>67108864</text:p>
              </table:table-cell>
              <table:table-cell office:value-type="float" office:value="35.567788">
                <text:p>35.567788</text:p>
              </table:table-cell>
            </table:table-row>
            <table:table-row>
              <table:table-cell office:value-type="string">
                <text:p>128 mb</text:p>
              </table:table-cell>
              <table:table-cell office:value-type="float" office:value="134217728">
                <text:p>134217728</text:p>
              </table:table-cell>
              <table:table-cell office:value-type="float" office:value="32.057446">
                <text:p>32.057446</text:p>
              </table:table-cell>
            </table:table-row>
            <table:table-row>
              <table:table-cell office:value-type="string">
                <text:p>256 mb</text:p>
              </table:table-cell>
              <table:table-cell office:value-type="float" office:value="268435456">
                <text:p>268435456</text:p>
              </table:table-cell>
              <table:table-cell office:value-type="float" office:value="31.009519">
                <text:p>31.009519</text:p>
              </table:table-cell>
            </table:table-row>
            <table:table-row>
              <table:table-cell office:value-type="string">
                <text:p>512 mb</text:p>
              </table:table-cell>
              <table:table-cell office:value-type="float" office:value="536870912">
                <text:p>536870912</text:p>
              </table:table-cell>
              <table:table-cell office:value-type="float" office:value="30.596065">
                <text:p>30.596065</text:p>
              </table:table-cell>
            </table:table-row>
            <table:table-row>
              <table:table-cell office:value-type="string">
                <text:p>1024 mb</text:p>
              </table:table-cell>
              <table:table-cell office:value-type="float" office:value="1073741824">
                <text:p>1073741824</text:p>
              </table:table-cell>
              <table:table-cell office:value-type="float" office:value="30.53946">
                <text:p>30.539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